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100000010111B5AC4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006b6b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.345cm" svg:height="4.044cm" svg:x="0.532cm" svg:y="4.49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1" draw:layer="layout" svg:width="5.012cm" svg:height="3.682cm" svg:x="2.093cm" svg:y="0.583cm">
          <draw:image xlink:href="Pictures/10000000000001100000010111B5AC4B.jpg" xlink:type="simple" xlink:show="embed" xlink:actuate="onLoad">
            <text:p/>
          </draw:image>
        </draw:frame>
        <draw:custom-shape draw:style-name="gr3" draw:text-style-name="P1" draw:layer="layout" svg:width="3.693cm" svg:height="4.693cm" svg:x="2.513cm" svg:y="2.57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rect draw:style-name="gr4" draw:text-style-name="P1" draw:layer="layout" svg:width="2.145cm" svg:height="1.012cm" svg:x="0.884cm" svg:y="1.035cm">
            <text:p/>
          </draw:rect>
          <draw:g>
            <draw:rect draw:style-name="gr4" draw:text-style-name="P1" draw:layer="layout" svg:width="0.431cm" svg:height="0.449cm" svg:x="2.541cm" svg:y="1.084cm">
              <text:p/>
            </draw:rect>
            <draw:rect draw:style-name="gr4" draw:text-style-name="P1" draw:layer="layout" svg:width="0.3cm" svg:height="0.146cm" svg:x="2.383cm" svg:y="1.137cm">
              <text:p/>
            </draw:rect>
            <draw:rect draw:style-name="gr4" draw:text-style-name="P1" draw:layer="layout" svg:width="0.3cm" svg:height="0.146cm" svg:x="2.383cm" svg:y="1.336cm">
              <text:p/>
            </draw:rect>
          </draw:g>
        </draw:g>
        <draw:g>
          <draw:rect draw:style-name="gr4" draw:text-style-name="P1" draw:layer="layout" svg:width="2.145cm" svg:height="1.012cm" svg:x="4.546cm" svg:y="0.32cm">
            <text:p/>
          </draw:rect>
          <draw:g>
            <draw:rect draw:style-name="gr4" draw:text-style-name="P1" draw:layer="layout" svg:width="0.431cm" svg:height="0.449cm" svg:x="6.203cm" svg:y="0.369cm">
              <text:p/>
            </draw:rect>
            <draw:rect draw:style-name="gr4" draw:text-style-name="P1" draw:layer="layout" svg:width="0.3cm" svg:height="0.146cm" svg:x="6.045cm" svg:y="0.422cm">
              <text:p/>
            </draw:rect>
            <draw:rect draw:style-name="gr4" draw:text-style-name="P1" draw:layer="layout" svg:width="0.3cm" svg:height="0.146cm" svg:x="6.045cm" svg:y="0.621cm">
              <text:p/>
            </draw:rect>
          </draw:g>
        </draw:g>
        <draw:g>
          <draw:rect draw:style-name="gr4" draw:text-style-name="P1" draw:layer="layout" svg:width="2.145cm" svg:height="1.012cm" svg:x="5.81cm" svg:y="1.984cm">
            <text:p/>
          </draw:rect>
          <draw:g>
            <draw:rect draw:style-name="gr4" draw:text-style-name="P1" draw:layer="layout" svg:width="0.431cm" svg:height="0.449cm" svg:x="7.467cm" svg:y="2.033cm">
              <text:p/>
            </draw:rect>
            <draw:rect draw:style-name="gr4" draw:text-style-name="P1" draw:layer="layout" svg:width="0.3cm" svg:height="0.146cm" svg:x="7.309cm" svg:y="2.086cm">
              <text:p/>
            </draw:rect>
            <draw:rect draw:style-name="gr4" draw:text-style-name="P1" draw:layer="layout" svg:width="0.3cm" svg:height="0.146cm" svg:x="7.309cm" svg:y="2.285cm">
              <text:p/>
            </draw:rect>
          </draw:g>
        </draw:g>
        <draw:line draw:style-name="gr5" draw:text-style-name="P1" draw:layer="layout" svg:x1="3.045cm" svg:y1="1.531cm" svg:x2="4.576cm" svg:y2="0.849cm">
          <text:p/>
        </draw:line>
        <draw:line draw:style-name="gr5" draw:text-style-name="P1" draw:layer="layout" svg:x1="3.046cm" svg:y1="1.531cm" svg:x2="5.807cm" svg:y2="2.48cm">
          <text:p/>
        </draw:line>
        <draw:line draw:style-name="gr5" draw:text-style-name="P1" draw:layer="layout" svg:x1="5.809cm" svg:y1="1.381cm" svg:x2="6.889cm" svg:y2="2.0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14cm" fo:page-height="8.81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initial-creator>Fabrizio Pastore</meta:initial-creator>
    <meta:creation-date>2007-08-22T21:51:54</meta:creation-date>
    <dc:creator>Fabrizio Pastore</dc:creator>
    <dc:date>2007-08-22T22:03:00</dc:date>
    <dc:language>en-GB</dc:language>
    <meta:editing-cycles>2</meta:editing-cycles>
    <meta:editing-duration>PT11M6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